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style>
  </office:automatic-styles>
  <office:body>
    <office:text text:use-soft-page-breaks="true">
      <text:h text:style-name="P1" text:outline-level="1">Assembly Tutorial, Lesson<text:s/>8: Bit by Bit</text:h>
      <text:p text:style-name="Normal">[Title Slide]</text:p>
      <text:p text:style-name="Normal">Hi, there! This is Matt Heffernan. Welcome back to my channel. This is the seventh episode of my tutorial series on Z80 assembly<text:s/>language development, targeting the Sinclair ZX Spectrum to learn how to program a simple system starting at the very lowest level. If you haven’t seen the<text:s/>earlier episodes,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text:s/>all the instructions that deal with data in registers and memory, and how to transform and move that data between those places. However, no computer is a completely closed system, and needs to have some means of input and output to perform its tasks. For many 8-bit processors, like the 6502, these interfaces are mapped to memory addresses, but the Z80 does things a different way.</text:p>
      <text:p text:style-name="Normal">[cut to slide 2 –<text:s/>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text:s/>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 logic array, which is an old-school version of a modern FPGA, but with far fewer gates that can be configured.<text:s/>The ULA, with the firmware designed by Sinclair, handles the interfaces with the video controller, keyboard, and the beeper, in addition to handling paging between different memory banks for later Spectrum models.<text:s/>If the low bit of the port address is clear, in other words an “even” address, then it is getting routed through the ULA, and then the upper byte of the port address specifies which attached device we are connecting to while the lower byte of the address is always hex $FE.<text:s/>Ports with “odd” addresses are for I/O with other devices, but we won’t get into that in this video. Topics like serial communication and tape and disk interfaces deserve their own episodes.</text:p>
      <text:p text:style-name="Normal">[cut to slide 3 – IN]</text:p>
      <text:p text:style-name="Normal">Something we have not seen yet in this series is any kind of input to a program. For something like a demo, that’s completely expected, but chances are you want to write software that is interactive, like a game. To do that, you will need to process input, and most likely from the keyboard, which is the only input device that a Spectrum user is guaranteed to have.<text:s/>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text:s/>BC before the IN instruction.<text:s/>Using C for the port address also lets you have more options for the first argument, where you can specify any of these registers as the destination.</text:p>
      <text:p text:style-name="Normal">Besides the input value being read into the register, condition flags may be set. But if you are using a hardcoded port address, the flags are unaffected, even though the value in A is likely to change. However, if you are using C for the address, then the H and N bits will be cleared, S is set for negative values, Z is set for zero, and P/V is used for parity. The carry bit is never affected in any case.</text:p>
      <text:p text:style-name="Normal">[cut to slide 4 – keyboard input]</text:p>
      <text:p text:style-name="Normal"/>
      <text:p text:style-name="Normal"/>
      <text:p text:style-name="Normal"/>
      <text:p text:style-name="P2"/>
      <text:soft-page-break/>
      <text:p text:style-name="Normal">[scroll to bottom]</text:p>
      <text:p text:style-name="Normal"/>
      <text:p text:style-name="Normal"/>
      <text:p text:style-name="Normal">And that’s it for the code. To generate a snapshot file that we can load in the Fuse emulator, we use the SAVESNA macro and specify the filename bit.sna for the output and have it start executing at the start label. To do all this, we have a build script.</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soft-page-break/>
      <text:p text:style-name="P3">[cut to emulator]</text:p>
      <text:p text:style-name="Normal">We’re using Fuse again, so we hit F3 and select bit.sna and let it run. And there’s our header and all of the lines of text we are expecting, including the colored columns. I highly<text:s/>recommend going back to the code and checking to see that the values predicted in the comments are actually printed out. Furthermore, you should try switching up some of the initial values and doing some more operations and printing the results. See if you<text:s/>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1-11-30T22:36:00Z</dc:date>
    <meta:template xlink:href="Normal.dotm" xlink:type="simple"/>
    <meta:editing-cycles>6</meta:editing-cycles>
    <meta:editing-duration>PT5160S</meta:editing-duration>
    <meta:document-statistic meta:page-count="4" meta:paragraph-count="13" meta:word-count="986" meta:character-count="6594" meta:row-count="46" meta:non-whitespace-character-count="5621"/>
  </office:meta>
</office:document-meta>
</file>